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ocumentaçãoDeCasoDeUso" style:family="table">
      <style:table-properties style:width="17cm" table:align="margins"/>
    </style:style>
    <style:style style:name="DocumentaçãoDeCasoDeUso.A" style:family="table-column">
      <style:table-column-properties style:column-width="8.5cm" style:rel-column-width="32767*"/>
    </style:style>
    <style:style style:name="DocumentaçãoDeCasoDeUso.B" style:family="table-column">
      <style:table-column-properties style:column-width="8.5cm" style:rel-column-width="32768*"/>
    </style:style>
    <style:style style:name="DocumentaçãoDeCasoDeUso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ocumentaçãoDeCasoDeUso.B1" style:family="table-cell">
      <style:table-cell-properties fo:background-color="#cccccc" fo:padding="0.097cm" fo:border="0.05pt solid #000000">
        <style:background-image/>
      </style:table-cell-properties>
    </style:style>
    <style:style style:name="DocumentaçãoDeCasoDeUso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DocumentaçãoDeCasoDeUso.B2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3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5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6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7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8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DocumentaçãoDeCasoDeUso.A10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0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1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1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2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2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3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3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4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15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B16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17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17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0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0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1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1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4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4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5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5" style:family="table-cell">
      <style:table-cell-properties fo:padding="0.097cm" fo:border-left="0.05pt solid #000000" fo:border-right="0.05pt solid #000000" fo:border-top="none" fo:border-bottom="0.05pt solid #000000"/>
    </style:style>
    <style:style style:name="DocumentaçãoDeCasoDeUso.A26" style:family="table-cell">
      <style:table-cell-properties fo:padding="0.097cm" fo:border-left="0.05pt solid #000000" fo:border-right="none" fo:border-top="none" fo:border-bottom="0.05pt solid #000000"/>
    </style:style>
    <style:style style:name="DocumentaçãoDeCasoDeUso.B2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officeooo:rsid="000be604" officeooo:paragraph-rsid="000be604"/>
    </style:style>
    <style:style style:name="P2" style:family="paragraph" style:parent-style-name="Table_20_Contents">
      <style:paragraph-properties fo:background-color="#cccccc">
        <style:background-image/>
      </style:paragraph-properties>
      <style:text-properties officeooo:rsid="000be604" officeooo:paragraph-rsid="000be604"/>
    </style:style>
    <style:style style:name="P3" style:family="paragraph" style:parent-style-name="Table_20_Contents">
      <style:text-properties officeooo:rsid="000be604" officeooo:paragraph-rsid="000be604"/>
    </style:style>
    <style:style style:name="P4" style:family="paragraph" style:parent-style-name="Table_20_Contents">
      <style:paragraph-properties fo:text-align="center" style:justify-single-word="false"/>
      <style:text-properties officeooo:rsid="000be604" officeooo:paragraph-rsid="000be604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be604" officeooo:paragraph-rsid="000be604" style:font-weight-asian="bold" style:font-weight-complex="bold"/>
    </style:style>
    <style:style style:name="P6" style:family="paragraph" style:parent-style-name="Table_20_Heading">
      <style:paragraph-properties fo:background-color="#cccccc">
        <style:background-image/>
      </style:paragraph-properties>
      <style:text-properties officeooo:rsid="000f8378" officeooo:paragraph-rsid="000f837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ocumentaçãoDeCasoDeUso" table:style-name="DocumentaçãoDeCasoDeUso">
        <table:table-column table:style-name="DocumentaçãoDeCasoDeUso.A"/>
        <table:table-column table:style-name="DocumentaçãoDeCasoDeUso.B"/>
        <table:table-header-rows>
          <table:table-row>
            <table:table-cell table:style-name="DocumentaçãoDeCasoDeUso.A1" office:value-type="string">
              <text:p text:style-name="P1">Nome do Caso de Uso</text:p>
            </table:table-cell>
            <table:table-cell table:style-name="DocumentaçãoDeCasoDeUso.B1" office:value-type="string">
              <text:p text:style-name="P6">Qualificar Perguntas</text:p>
            </table:table-cell>
          </table:table-row>
        </table:table-header-rows>
        <table:table-row>
          <table:table-cell table:style-name="DocumentaçãoDeCasoDeUso.A2" office:value-type="string">
            <text:p text:style-name="P3">Caso de Uso Geral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3">Ator Principal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3">Atores Secundários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3">Resumo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3">Pré-Condições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office:value-type="string">
            <text:p text:style-name="P3">Pós-Condições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8" table:number-columns-spanned="2" office:value-type="string">
            <text:p text:style-name="P5">Fluxo Principal</text:p>
          </table:table-cell>
          <table:covered-table-cell/>
        </table:table-row>
        <table:table-row>
          <table:table-cell table:style-name="DocumentaçãoDeCasoDeUso.A2" office:value-type="string">
            <text:p text:style-name="P3">Ações do Ator</text:p>
          </table:table-cell>
          <table:table-cell table:style-name="DocumentaçãoDeCasoDeUso.A8" office:value-type="string">
            <text:p text:style-name="P3">Ações do Sistema</text:p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" table:number-rows-spanned="2" office:value-type="string">
            <text:p text:style-name="P2">Restrições/Validações</text:p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covered-table-cell/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8" table:number-columns-spanned="2" office:value-type="string">
            <text:p text:style-name="P4">Fluxo Alternativo – (nome do fluxo)</text:p>
          </table:table-cell>
          <table:covered-table-cell/>
        </table:table-row>
        <table:table-row>
          <table:table-cell table:style-name="DocumentaçãoDeCasoDeUso.A2" office:value-type="string">
            <text:p text:style-name="P3">Ações do Ator</text:p>
          </table:table-cell>
          <table:table-cell table:style-name="DocumentaçãoDeCasoDeUso.A8" office:value-type="string">
            <text:p text:style-name="P3">Ações do Sistema</text:p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8" table:number-columns-spanned="2" office:value-type="string">
            <text:p text:style-name="P4">Fluxo de Exceção – Cliente menor de idade</text:p>
          </table:table-cell>
          <table:covered-table-cell/>
        </table:table-row>
        <table:table-row>
          <table:table-cell table:style-name="DocumentaçãoDeCasoDeUso.A2" office:value-type="string">
            <text:p text:style-name="P3">Ações do Ator</text:p>
          </table:table-cell>
          <table:table-cell table:style-name="DocumentaçãoDeCasoDeUso.A8" office:value-type="string">
            <text:p text:style-name="P3">Ações do Sistema</text:p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  <table:table-row>
          <table:table-cell table:style-name="DocumentaçãoDeCasoDeUso.A26" office:value-type="string">
            <text:p text:style-name="Table_20_Contents"/>
          </table:table-cell>
          <table:table-cell table:style-name="DocumentaçãoDeCasoDeUso.B26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18:05:57.152000000</meta:creation-date>
    <dc:date>2015-06-13T09:10:28.864000000</dc:date>
    <meta:editing-duration>P0D</meta:editing-duration>
    <meta:editing-cycles>1</meta:editing-cycles>
    <meta:generator>LibreOffice/4.1.2.3$Windows_x86 LibreOffice_project/40b2d7fde7e8d2d7bc5a449dc65df4d08a7dd38</meta:generator>
    <meta:document-statistic meta:table-count="1" meta:image-count="0" meta:object-count="0" meta:page-count="1" meta:paragraph-count="18" meta:word-count="51" meta:character-count="319" meta:non-whitespace-character-count="284"/>
  </office:meta>
</office:document-meta>
</file>